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66c" officeooo:paragraph-rsid="0019866c"/>
    </style:style>
    <style:style style:name="P2" style:family="paragraph" style:parent-style-name="Standard">
      <style:text-properties officeooo:rsid="0019866c" officeooo:paragraph-rsid="001ae393"/>
    </style:style>
    <style:style style:name="P3" style:family="paragraph" style:parent-style-name="Standard">
      <style:text-properties officeooo:rsid="001ae393" officeooo:paragraph-rsid="001ae393"/>
    </style:style>
    <style:style style:name="P4" style:family="paragraph" style:parent-style-name="Standard">
      <style:text-properties fo:color="#800000" fo:font-weight="bold" officeooo:rsid="001efdbf" officeooo:paragraph-rsid="001efdbf" style:font-weight-asian="bold" style:font-weight-complex="bold"/>
    </style:style>
    <style:style style:name="P5" style:family="paragraph" style:parent-style-name="Standard">
      <style:text-properties fo:color="#800000" fo:font-weight="bold" officeooo:rsid="00247bca" officeooo:paragraph-rsid="00247bca" style:font-weight-asian="bold" style:font-weight-complex="bold"/>
    </style:style>
    <style:style style:name="P6" style:family="paragraph" style:parent-style-name="Standard">
      <style:text-properties fo:color="#800000" fo:font-weight="bold" officeooo:rsid="00260af4" officeooo:paragraph-rsid="00260af4" style:font-weight-asian="bold" style:font-weight-complex="bold"/>
    </style:style>
    <style:style style:name="P7" style:family="paragraph" style:parent-style-name="Standard">
      <style:text-properties fo:color="#800000" fo:font-weight="bold" officeooo:rsid="002b0b96" officeooo:paragraph-rsid="002b0b96" style:font-weight-asian="bold" style:font-weight-complex="bold"/>
    </style:style>
    <style:style style:name="P8" style:family="paragraph" style:parent-style-name="Standard">
      <style:text-properties fo:color="#800000" fo:font-weight="bold" officeooo:rsid="002c6ff9" officeooo:paragraph-rsid="002c6ff9" style:font-weight-asian="bold" style:font-weight-complex="bold"/>
    </style:style>
    <style:style style:name="P9" style:family="paragraph" style:parent-style-name="Standard">
      <style:text-properties fo:color="#800000" fo:font-weight="bold" officeooo:rsid="002f4752" officeooo:paragraph-rsid="002f4752" style:font-weight-asian="bold" style:font-weight-complex="bold"/>
    </style:style>
    <style:style style:name="P10" style:family="paragraph" style:parent-style-name="Standard">
      <style:text-properties fo:color="#800000" fo:font-weight="bold" officeooo:rsid="0030e749" officeooo:paragraph-rsid="0030e749" style:font-weight-asian="bold" style:font-weight-complex="bold"/>
    </style:style>
    <style:style style:name="P11" style:family="paragraph" style:parent-style-name="Standard">
      <style:text-properties fo:color="#800000" fo:font-weight="bold" officeooo:rsid="0031773c" officeooo:paragraph-rsid="0031773c" style:font-weight-asian="bold" style:font-weight-complex="bold"/>
    </style:style>
    <style:style style:name="P12" style:family="paragraph" style:parent-style-name="Standard">
      <style:text-properties fo:color="#800000" fo:font-weight="bold" officeooo:rsid="0035683e" officeooo:paragraph-rsid="0035683e" style:font-weight-asian="bold" style:font-weight-complex="bold"/>
    </style:style>
    <style:style style:name="P13" style:family="paragraph" style:parent-style-name="Standard">
      <style:text-properties fo:color="#800000" fo:font-weight="bold" officeooo:rsid="003b87c7" officeooo:paragraph-rsid="003b87c7" style:font-weight-asian="bold" style:font-weight-complex="bold"/>
    </style:style>
    <style:style style:name="P14" style:family="paragraph" style:parent-style-name="Standard">
      <style:text-properties fo:color="#800000" fo:font-weight="bold" officeooo:rsid="003c7a18" officeooo:paragraph-rsid="003c7a18" style:font-weight-asian="bold" style:font-weight-complex="bold"/>
    </style:style>
    <style:style style:name="T1" style:family="text">
      <style:text-properties officeooo:rsid="001ae3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LICE<text:line-break/><text:tab/></text:p>
      <text:p text:style-name="P2">PARSEINT <text:s/>---→<text:span text:style-name="T1"> number(123AAAA) →returns 123</text:span></text:p>
      <text:p text:style-name="P1"/>
      <text:p text:style-name="P1">NUMBER <text:s text:c="2"/>-→STRICT</text:p>
      <text:p text:style-name="P1"/>
      <text:p text:style-name="P3">number(123AAAA) →RETURNS NAN <text:s text:c="62"/></text:p>
      <text:p text:style-name="P3"/>
      <text:p text:style-name="P4">AJAX</text:p>
      <text:p text:style-name="P4"/>
      <text:p text:style-name="P4">synchronous/asynchronous</text:p>
      <text:p text:style-name="P4"/>
      <text:p text:style-name="P4"/>
      <text:p text:style-name="P5">synchronous → forloop and forEach</text:p>
      <text:p text:style-name="P5"/>
      <text:p text:style-name="P6">setTimeout(parameter1,0) --→whenever setTimeout is 0 it, just keeps the things aside.. excutes the sync code and comes back to execute the timeout.</text:p>
      <text:p text:style-name="P6"/>
      <text:p text:style-name="P6">setTimeout(parameter1,100) <text:s/>→&gt;100 is the minimum time….if js has other tasks to do...it will complete it and take up the async task.</text:p>
      <text:p text:style-name="P6"/>
      <text:p text:style-name="P7">Event handlers are asynchronous..</text:p>
      <text:p text:style-name="P7">DOM manipulation is asynchronous bcoz we dont know when the user executes something.</text:p>
      <text:p text:style-name="P7">We dont know when the events are going to get handled.</text:p>
      <text:p text:style-name="P7"/>
      <text:p text:style-name="P7">Ls-ltr (r –reverse the order)</text:p>
      <text:p text:style-name="P7"/>
      <text:p text:style-name="P7"/>
      <text:p text:style-name="P8">sends an http request across the internet and it will wait for the response.</text:p>
      <text:p text:style-name="P8"/>
      <text:p text:style-name="P8"/>
      <text:p text:style-name="P9">REQUEST</text:p>
      <text:p text:style-name="P9"/>
      <text:p text:style-name="P9">-url</text:p>
      <text:p text:style-name="P9">-method</text:p>
      <text:p text:style-name="P9">-headers</text:p>
      <text:p text:style-name="P9"/>
      <text:p text:style-name="P10">CURL command</text:p>
      <text:p text:style-name="P10"/>
      <text:p text:style-name="P10"/>
      <text:p text:style-name="P11"><text:a xlink:type="simple" xlink:href="https://api.github.com/users/annzach" text:style-name="Internet_20_link" text:visited-style-name="Visited_20_Internet_20_Link">https://api.github.com/users/annzach</text:a> given us back json.</text:p>
      <text:p text:style-name="P11"/>
      <text:p text:style-name="P11"/>
      <text:p text:style-name="P12">Async map</text:p>
      <text:p text:style-name="P12"/>
      <text:p text:style-name="P12"/>
      <text:p text:style-name="P13">es6 promise….</text:p>
      <text:p text:style-name="P13"/>
      <text:p text:style-name="P14">example(IN and out burger)</text:p>
      <text:p text:style-name="P14"><text:soft-page-break/>promise ---- recipt received upon order</text:p>
      <text:p text:style-name="P14"/>
      <text:p text:style-name="P14">promise waits for cooking the burger….once when the job is over , it return the burger if not they will tell <text:s/>its not delivered.</text:p>
      <text:p text:style-name="P14"/>
      <text:p text:style-name="P14"/>
      <text:p text:style-name="P14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09:51:44.391624762</meta:creation-date>
    <dc:date>2016-07-30T14:12:47.720781618</dc:date>
    <meta:editing-duration>PT1H46M51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159" meta:character-count="1084" meta:non-whitespace-character-count="882"/>
  </office:meta>
</office:document-meta>
</file>